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80" draw:fill="solid" draw:fill-color="#00008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ff6633" draw:textarea-horizontal-align="justify" draw:textarea-vertical-align="middle" draw:auto-grow-height="false"/>
    </style:style>
    <style:style style:name="gr3" style:family="graphic" style:parent-style-name="standard">
      <style:graphic-properties svg:stroke-width="0.152cm" svg:stroke-color="#000080" draw:marker-start-width="0.427cm" draw:marker-end="" draw:marker-end-width="0.527cm" draw:fill="solid" draw:fill-color="#000080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svg:stroke-width="0.152cm" svg:stroke-color="#ff6633" draw:marker-start-width="0.427cm" draw:marker-end="" draw:marker-end-width="0.527cm" draw:fill="solid" draw:fill-color="#ff6633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svg:stroke-width="0.152cm" svg:stroke-color="#ff6633" draw:marker-start-width="0.428cm" draw:marker-end="" draw:marker-end-width="0.528cm" draw:textarea-horizontal-align="center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svg:stroke-width="0.152cm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7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1.27cm" svg:height="1.27cm" svg:x="15.605cm" svg:y="5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id="id2" draw:layer="layout" svg:width="1.27cm" svg:height="1.27cm" svg:x="15.605cm" svg:y="14.3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id="id4" draw:layer="layout" svg:width="1.27cm" svg:height="1.27cm" svg:x="19.415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5" draw:layer="layout" svg:width="1.27cm" svg:height="1.27cm" svg:x="19.415cm" svg:y="9.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id="id1" draw:layer="layout" svg:width="1.27cm" svg:height="1.27cm" svg:x="15.605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6.24cm" svg:y1="18.78cm" svg:x2="16.24cm" svg:y2="15.605cm" draw:start-shape="id1" draw:start-glue-point="4" draw:end-shape="id2" draw:end-glue-point="8" svg:d="m16240 18780v-3175">
          <text:p/>
        </draw:connector>
        <draw:connector draw:style-name="gr3" draw:text-style-name="P1" draw:layer="layout" draw:type="curve" svg:x1="16.24cm" svg:y1="14.335cm" svg:x2="16.24cm" svg:y2="6.715cm" draw:start-shape="id2" draw:start-glue-point="4" draw:end-shape="id3" draw:end-glue-point="8" svg:d="m16240 14335v-7620">
          <text:p/>
        </draw:connector>
        <draw:connector draw:style-name="gr4" draw:text-style-name="P1" draw:layer="layout" draw:type="curve" svg:x1="16.875cm" svg:y1="19.415cm" svg:x2="20.05cm" svg:y2="15.605cm" draw:start-shape="id1" draw:start-glue-point="10" draw:end-shape="id4" draw:end-glue-point="8" svg:d="m16875 19415c2117 0 3175-1270 3175-3810">
          <text:p/>
        </draw:connector>
        <draw:connector draw:style-name="gr4" draw:text-style-name="P1" draw:layer="layout" draw:type="curve" svg:x1="20.05cm" svg:y1="14.335cm" svg:x2="20.05cm" svg:y2="11.16cm" draw:start-shape="id4" draw:start-glue-point="4" draw:end-shape="id5" draw:end-glue-point="8" svg:d="m20050 14335v-3175">
          <text:p/>
        </draw:connector>
        <draw:custom-shape draw:style-name="gr1" draw:text-style-name="P1" draw:id="id6" draw:layer="layout" svg:width="1.27cm" svg:height="1.27cm" svg:x="15.605cm" svg:y="23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6.24cm" svg:y1="23.225cm" svg:x2="16.24cm" svg:y2="20.05cm" draw:start-shape="id6" draw:start-glue-point="4" draw:end-shape="id1" draw:end-glue-point="8" svg:d="m16240 23225v-3175">
          <text:p/>
        </draw:connector>
        <draw:connector draw:style-name="gr5" draw:text-style-name="P1" draw:layer="layout" draw:type="curve" svg:x1="20.05cm" svg:y1="9.89cm" svg:x2="16.875cm" svg:y2="6.08cm" draw:start-shape="id5" draw:start-glue-point="4" draw:end-shape="id3" draw:end-glue-point="10" svg:d="m20050 9890c0-2540-1058-3810-3175-3810">
          <text:p/>
        </draw:connector>
        <draw:custom-shape draw:style-name="gr2" draw:text-style-name="P1" draw:id="id7" draw:layer="layout" svg:width="1.27cm" svg:height="1.27cm" svg:x="19.415cm" svg:y="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draw:type="curve" svg:x1="20.05cm" svg:y1="9.89cm" svg:x2="20.05cm" svg:y2="2.27cm" draw:start-shape="id5" draw:start-glue-point="4" draw:end-shape="id7" draw:end-glue-point="8" svg:d="m20050 9890v-7620">
          <text:p/>
        </draw:connector>
        <draw:connector draw:style-name="gr6" draw:text-style-name="P1" draw:layer="layout" draw:type="curve" svg:x1="13.065cm" svg:y1="6.08cm" svg:x2="15.605cm" svg:y2="6.08cm" draw:start-shape="id8" draw:start-glue-point="1" draw:end-shape="id3" draw:end-glue-point="6" svg:d="m13065 6080h2540">
          <text:p/>
        </draw:connector>
        <draw:custom-shape draw:style-name="gr7" draw:text-style-name="P2" draw:id="id8" draw:layer="layout" svg:width="6.35cm" svg:height="1.27cm" svg:x="6.715cm" svg:y="5.445cm">
          <text:p text:style-name="P2"><text:span text:style-name="T1">heads/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id="id9" draw:layer="layout" svg:width="12.065cm" svg:height="1.27cm" svg:x="1cm" svg:y="1cm">
          <text:p text:style-name="P2"><text:span text:style-name="T1">remotes/somewhere/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curve" svg:x1="13.065cm" svg:y1="1.635cm" svg:x2="19.415cm" svg:y2="1.635cm" draw:start-shape="id9" draw:end-shape="id7" draw:end-glue-point="6" svg:d="m13065 1635h6350">
          <text:p/>
        </draw:connector>
        <draw:custom-shape draw:style-name="gr9" draw:text-style-name="P2" draw:id="id10" draw:layer="layout" svg:width="3.175cm" svg:height="1.27cm" svg:x="1cm" svg:y="5.445cm">
          <text:p text:style-name="P3"><text:span text:style-name="T1">HEAD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4.175cm" svg:y1="6.08cm" svg:x2="6.715cm" svg:y2="6.08cm" draw:start-shape="id10" draw:start-glue-point="1" draw:end-shape="id8" draw:end-glue-point="3" svg:d="m4175 6080h25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rank </meta:initial-creator>
    <meta:creation-date>2010-12-09T16:04:42</meta:creation-date>
    <dc:date>2010-12-09T16:38:22</dc:date>
    <dc:creator>frank </dc:creator>
    <meta:editing-duration>PT00H02M59S</meta:editing-duration>
    <meta:editing-cycles>1</meta:editing-cycles>
    <meta:document-statistic meta:object-count="20"/>
    <meta:generator>OpenOffice.org/3.2$Unix OpenOffice.org_project/320m19$Build-9505</meta:generator>
  </office:meta>
</office:document-meta>
</file>